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text-properties fo:font-size="17pt" fo:font-weight="bold" style:font-size-asian="17pt" style:font-weight-asian="bold" style:font-size-complex="17pt" style:font-weight-complex="bold"/>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P13" style:family="paragraph" style:parent-style-name="Text_20_body" style:list-style-name="L6">
      <style:paragraph-properties fo:margin-top="0cm" fo:margin-bottom="0cm" loext: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ere's a revised syllabus for a 6-month training internship that includes HTML, Bootstrap, JavaScript, Node.js, React.js, and logical tasks:</text:p>
      <text:p text:style-name="Text_20_body">Month 1: HTML Fundamentals</text:p>
      <text:list xml:id="list703672288" text:style-name="L1">
        <text:list-item>
          <text:p text:style-name="P8">Introduction to HTML: tags, elements, and attributes.</text:p>
        </text:list-item>
        <text:list-item>
          <text:p text:style-name="P8">Structuring web pages with HTML: headings, paragraphs, lists, and links.</text:p>
        </text:list-item>
        <text:list-item>
          <text:p text:style-name="P8">Working with images and multimedia.</text:p>
        </text:list-item>
        <text:list-item>
          <text:p text:style-name="P8">HTML forms and input validation.</text:p>
        </text:list-item>
        <text:list-item>
          <text:p text:style-name="P8">Semantic HTML: using meaningful tags for better accessibility and SEO.</text:p>
        </text:list-item>
        <text:list-item>
          <text:p text:style-name="P1">Introduction to CSS: basic styling and formatting.</text:p>
        </text:list-item>
      </text:list>
      <text:p text:style-name="Text_20_body">Month 2: Bootstrap</text:p>
      <text:list xml:id="list1207142948" text:style-name="L2">
        <text:list-item>
          <text:p text:style-name="P9">Introduction to Bootstrap: its features and advantages.</text:p>
        </text:list-item>
        <text:list-item>
          <text:p text:style-name="P9">Setting up Bootstrap in a project.</text:p>
        </text:list-item>
        <text:list-item>
          <text:p text:style-name="P9">Bootstrap grid system: creating responsive layouts.</text:p>
        </text:list-item>
        <text:list-item>
          <text:p text:style-name="P9">Working with Bootstrap components: navigation bars, buttons, forms, and modals.</text:p>
        </text:list-item>
        <text:list-item>
          <text:p text:style-name="P9">Customizing Bootstrap: overriding styles and creating custom themes.</text:p>
        </text:list-item>
        <text:list-item>
          <text:p text:style-name="P2">Building a responsive website using Bootstrap.</text:p>
        </text:list-item>
      </text:list>
      <text:p text:style-name="Text_20_body">Month 3: JavaScript Fundamentals</text:p>
      <text:list xml:id="list633257187" text:style-name="L3">
        <text:list-item>
          <text:p text:style-name="P10">Introduction to JavaScript: variables, data types, and operators.</text:p>
        </text:list-item>
        <text:list-item>
          <text:p text:style-name="P10">Conditional statements and loops.</text:p>
        </text:list-item>
        <text:list-item>
          <text:p text:style-name="P10">Functions: defining and calling functions, parameters, and return values.</text:p>
        </text:list-item>
        <text:list-item>
          <text:p text:style-name="P10">Working with arrays: array methods, iteration, and manipulation.</text:p>
        </text:list-item>
        <text:list-item>
          <text:p text:style-name="P10">DOM manipulation: accessing and modifying HTML elements with JavaScript.</text:p>
        </text:list-item>
        <text:list-item>
          <text:p text:style-name="P3">Event handling: responding to user interactions with JavaScript.</text:p>
        </text:list-item>
      </text:list>
      <text:p text:style-name="Text_20_body">Month 4: Node.js</text:p>
      <text:list xml:id="list3343408424" text:style-name="L4">
        <text:list-item>
          <text:p text:style-name="P11">Introduction to Node.js: its architecture and use cases.</text:p>
        </text:list-item>
        <text:list-item>
          <text:p text:style-name="P11">Setting up Node.js and npm (Node Package Manager).</text:p>
        </text:list-item>
        <text:list-item>
          <text:p text:style-name="P11">Building a simple command-line application with Node.js.</text:p>
        </text:list-item>
        <text:list-item>
          <text:p text:style-name="P11">Working with modules and dependencies.</text:p>
        </text:list-item>
        <text:list-item>
          <text:p text:style-name="P11">Asynchronous programming with callbacks and promises.</text:p>
        </text:list-item>
        <text:list-item>
          <text:p text:style-name="P4">Introduction to Express.js: creating a basic web server with routing.</text:p>
        </text:list-item>
      </text:list>
      <text:p text:style-name="Text_20_body">Month 5: React.js Basics</text:p>
      <text:list xml:id="list496533097" text:style-name="L5">
        <text:list-item>
          <text:p text:style-name="P12">Introduction to React.js: its component-based architecture and virtual DOM.</text:p>
        </text:list-item>
        <text:list-item>
          <text:p text:style-name="P12">Setting up a React.js development environment.</text:p>
        </text:list-item>
        <text:list-item>
          <text:p text:style-name="P12">Creating functional and class components.</text:p>
        </text:list-item>
        <text:list-item>
          <text:p text:style-name="P12">Props and state: managing component data.</text:p>
        </text:list-item>
        <text:list-item>
          <text:p text:style-name="P12">Handling events in React.js.</text:p>
        </text:list-item>
        <text:list-item>
          <text:p text:style-name="P5">Component lifecycle methods.</text:p>
        </text:list-item>
      </text:list>
      <text:p text:style-name="Text_20_body">Month 6: Advanced React.js, Logical Tasks, and Project</text:p>
      <text:list xml:id="list3354244660" text:style-name="L6">
        <text:list-item>
          <text:p text:style-name="P13"><text:soft-page-break/>React.js router: implementing client-side routing in a React.js application.</text:p>
        </text:list-item>
        <text:list-item>
          <text:p text:style-name="P13">Working with forms and user input.</text:p>
        </text:list-item>
        <text:list-item>
          <text:p text:style-name="P13">Managing application state with React Context API or Redux.</text:p>
        </text:list-item>
        <text:list-item>
          <text:p text:style-name="P13">Integrating with external APIs.</text:p>
        </text:list-item>
        <text:list-item>
          <text:p text:style-name="P13">Logical problem-solving exercises: algorithmic thinking, data structures, and problem-solving techniques.</text:p>
        </text:list-item>
        <text:list-item>
          <text:p text:style-name="P6">Final project: Building a full-stack web application using React.js, Node.js, and a database (e.g., MongoDB), incorporating logical problem-solving tasks.</text:p>
        </text:list-item>
      </text:list>
      <text:p text:style-name="Text_20_body">Note: The logical problem-solving tasks can be integrated throughout the entire syllabus, with specific exercises and challenges provided to the intern periodically. These tasks can include algorithmic problems, coding challenges, and logical reasoning exercises to enhance the intern's problem-solving skills and logical thinking abiliti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28T11:01:54.379807295</meta:creation-date>
    <dc:date>2023-06-28T11:04:01.412439759</dc:date>
    <meta:editing-duration>PT2M8S</meta:editing-duration>
    <meta:editing-cycles>1</meta:editing-cycles>
    <meta:generator>LibreOffice/6.0.7.3$Linux_X86_64 LibreOffice_project/00m0$Build-3</meta:generator>
    <meta:document-statistic meta:table-count="0" meta:image-count="0" meta:object-count="0" meta:page-count="2" meta:paragraph-count="44" meta:word-count="392" meta:character-count="2779" meta:non-whitespace-character-count="2467"/>
  </office:meta>
</office:document-meta>
</file>